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officeooo:paragraph-rsid="0011b3c0" style:font-size-asian="12pt" style:font-name-complex="Arial2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officeooo:paragraph-rsid="0015529c" style:font-size-asian="12pt" style:font-name-complex="Arial2" style:font-size-complex="12pt"/>
    </style:style>
    <style:style style:name="P4" style:family="paragraph" style:parent-style-name="Standard">
      <style:text-properties officeooo:rsid="0011b3c0" officeooo:paragraph-rsid="0011b3c0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b3c0" officeooo:paragraph-rsid="0011b3c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5529c"/>
    </style:style>
    <style:style style:name="P8" style:family="paragraph" style:parent-style-name="Standard">
      <style:text-properties style:font-name="Courier New" fo:font-size="11pt" fo:language="es" fo:country="ES" style:font-size-asian="11pt"/>
    </style:style>
    <style:style style:name="P9" style:family="paragraph" style:parent-style-name="Standard">
      <style:text-properties officeooo:rsid="0015529c" officeooo:paragraph-rsid="0015529c"/>
    </style:style>
    <style:style style:name="P10" style:family="paragraph" style:parent-style-name="Standard">
      <style:paragraph-properties fo:text-align="justify" style:justify-single-word="false"/>
      <style:text-properties officeooo:rsid="0015529c" officeooo:paragraph-rsid="0015529c"/>
    </style:style>
    <style:style style:name="P11" style:family="paragraph" style:parent-style-name="Standard">
      <style:text-properties style:font-name="Courier New" fo:font-size="11pt" fo:language="es" fo:country="ES" style:font-size-asian="11pt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5529c" officeooo:paragraph-rsid="0015529c"/>
    </style:style>
    <style:style style:name="P13" style:family="paragraph" style:parent-style-name="Standard">
      <style:paragraph-properties fo:text-align="justify" style:justify-single-word="false"/>
      <style:text-properties officeooo:rsid="0015529c" officeooo:paragraph-rsid="0015529c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5529c" style:font-size-asian="12pt" style:font-name-complex="Arial2" style:font-size-complex="12pt"/>
    </style:style>
    <style:style style:name="T3" style:family="text">
      <style:text-properties officeooo:rsid="0015529c"/>
    </style:style>
    <style:style style:name="T4" style:family="text">
      <style:text-properties officeooo:rsid="00170b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PRÁCTICA <text:s/>DE <text:s text:c="2"/>ENTORNOS <text:s/>1º <text:s/>DAW <text:s text:c="7"/><text:span text:style-name="T3">REFACTORIZACIÓN</text:span></text:p>
      <text:p text:style-name="P4"/>
      <text:p text:style-name="Standard"/>
      <text:p text:style-name="P2">Se pide:</text:p>
      <text:p text:style-name="P2"/>
      <text:p text:style-name="P7"><text:span text:style-name="T1">Toman el código </text:span><text:span text:style-name="T2">refactoriza.cs</text:span></text:p>
      <text:p text:style-name="P3"/>
      <text:p text:style-name="P8"/>
      <text:p text:style-name="Standard"/>
      <text:p text:style-name="P9">Se pide:</text:p>
      <text:p text:style-name="P9"/>
      <text:list xml:id="list3046652376889525760" text:style-name="L1">
        <text:list-item>
          <text:p text:style-name="P12">Aplicar todos los métodos conocidos de refactorización y tratados en el archivo refactoriza.pdf a este código, para obtener un código optimizado, más claro, flexible y fácil de manejar.</text:p>
        </text:list-item>
        <text:list-item>
          <text:p text:style-name="P12">Posteriormente elaborar un informe en donde aparezca el código antiguo, el optimizado y la explicación de los cambios efectuados.</text:p>
        </text:list-item>
        <text:list-item>
          <text:p text:style-name="P12">Recuerden poner índice, enunciado, código original, pantallas, explicaciones al informe, como ya comentamos en la unidad de Documentación.</text:p>
        </text:list-item>
      </text:list>
      <text:p text:style-name="P10"/>
      <text:p text:style-name="P10"/>
      <text:p text:style-name="P10"/>
      <text:p text:style-name="P10">Santa Cruz de Tenerife a <text:span text:style-name="T4">20 febrero de 2017</text:span></text:p>
      <text:p text:style-name="P10"/>
      <text:p text:style-name="P10">Jorge Rivero. <text:s/>Profesor del Módulo de Entornos de Programación de 1º DAW 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 draw:fill="none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0S</meta:editing-duration>
    <meta:editing-cycles>10</meta:editing-cycles>
    <meta:generator>LibreOffice/5.1.3.2$Windows_x86 LibreOffice_project/644e4637d1d8544fd9f56425bd6cec110e49301b</meta:generator>
    <dc:date>2017-02-20T11:41:06.121000000</dc:date>
    <meta:document-statistic meta:table-count="0" meta:image-count="0" meta:object-count="0" meta:page-count="1" meta:paragraph-count="10" meta:word-count="104" meta:character-count="673" meta:non-whitespace-character-count="568"/>
    <meta:user-defined meta:name="Info 1"/>
    <meta:user-defined meta:name="Info 2"/>
    <meta:user-defined meta:name="Info 3"/>
    <meta:user-defined meta:name="Info 4"/>
  </office:meta>
</office:document-meta>
</file>